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Für jede Folge </mtext>
            <mfenced open="{" close="}">
              <mrow>
                <mfenced open="∣" close="〉">
                  <mrow>
                    <msub>
                      <mo stretchy="false">α</mo>
                      <mi>n</mi>
                    </msub>
                  </mrow>
                </mfenced>
              </mrow>
            </mfenced>
            <mi/>
            <mo stretchy="false">→</mo>
            <mi/>
            <mfenced open="∣" close="〉">
              <mrow>
                <mo stretchy="false">α</mo>
              </mrow>
            </mfenced>
            <mtext> gilt:</mtext>
          </mrow>
        </mtd>
      </mtr>
      <mtr>
        <mtd>
          <mrow>
            <mfenced open="{" close="}">
              <mrow>
                <mi>A</mi>
                <mfenced open="∣" close="〉">
                  <mrow>
                    <msub>
                      <mo stretchy="false">α</mo>
                      <mi>n</mi>
                    </msub>
                  </mrow>
                </mfenced>
              </mrow>
            </mfenced>
            <mi/>
            <mo stretchy="false">→</mo>
            <mi/>
            <mi>A</mi>
            <mfenced open="∣" close="〉">
              <mrow>
                <mo stretchy="false">α</mo>
              </mrow>
            </mfenced>
          </mrow>
        </mtd>
      </mtr>
    </mtable>
    <annotation encoding="StarMath 5.0">"Für jede Folge " left lbrace left lline %ialpha _n right rangle right rbrace `rightarrow` left lline %ialpha right rangle " gilt:" newline
left lbrace A left lline %ialpha _n right rangle right rbrace `rightarrow` A left lline %ialpha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4:36:41.731000000</meta:creation-date>
    <meta:generator>LibreOffice/4.1.4.2$Windows_x86 LibreOffice_project/0a0440ccc0227ad9829de5f46be37cfb6edcf72</meta:generator>
  </office:meta>
</office:document-meta>
</file>